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CORDOVA RIOS NESTOR FERNAN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1085050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62657081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CORDOVA RIOS NESTOR FERNAND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0108505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62 657 08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5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8/2021</text:p>
          </table:table-cell>
          <table:table-cell table:style-name="Tabla2.A3" office:value-type="string">
            <text:p text:style-name="P22">5649360</text:p>
          </table:table-cell>
          <table:table-cell table:style-name="Tabla2.D3" office:value-type="string">
            <text:p text:style-name="P23">5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3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2:51:33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